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346cm" svg:height="14.078cm" svg:x="9.077cm" svg:y="0.106cm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Сфера услуг</text:p>
          </table:table-cell>
          <table:table-cell office:value-type="percentage" office:value="0.22" calcext:value-type="percentage">
            <text:p>22%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percentage" office:value="0.19" calcext:value-type="percentage">
            <text:p>19%</text:p>
          </table:table-cell>
        </table:table-row>
        <table:table-row table:style-name="ro1">
          <table:table-cell office:value-type="string" calcext:value-type="string">
            <text:p>Обрабатывающая промышленность</text:p>
          </table:table-cell>
          <table:table-cell office:value-type="percentage" office:value="0.18" calcext:value-type="percentage">
            <text:p>18%</text:p>
          </table:table-cell>
        </table:table-row>
        <table:table-row table:style-name="ro1">
          <table:table-cell office:value-type="string" calcext:value-type="string">
            <text:p>Торговля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1">
          <table:table-cell office:value-type="string" calcext:value-type="string">
            <text:p>Транспорт и связь</text:p>
          </table:table-cell>
          <table:table-cell office:value-type="percentage" office:value="0.09" calcext:value-type="percentage">
            <text:p>9%</text:p>
          </table:table-cell>
        </table:table-row>
        <table:table-row table:style-name="ro1">
          <table:table-cell office:value-type="string" calcext:value-type="string">
            <text:p>Рыболовство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Добывающая промышленность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 office:value-type="string" calcext:value-type="string">
            <text:p>Лесное хозяйство</text:p>
          </table:table-cell>
          <table:table-cell office:value-type="percentage" office:value="0.03" calcext:value-type="percentage">
            <text:p>3%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  <table:table-cell office:value-type="percentage" office:value="0.03" calcext:value-type="percentage">
            <text:p>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0:33:16.287150097</meta:creation-date>
    <dc:date>2020-03-24T00:48:25.434556121</dc:date>
    <meta:editing-duration>PT15M10S</meta:editing-duration>
    <meta:editing-cycles>2</meta:editing-cycles>
    <meta:generator>LibreOffice/6.4.0.3$Linux_X86_64 LibreOffice_project/40$Build-3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Regular" fo:font-size="14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347cm" svg:height="14.079cm" xlink:href=".." xlink:type="simple" chart:class="chart:circle" chart:style-name="ch1">
        <chart:legend chart:legend-position="end" svg:x="14.824cm" svg:y="4.499cm" style:legend-expansion="high" chart:style-name="ch2"/>
        <chart:plot-area chart:style-name="ch3" table:cell-range-address="Sheet1.A1:Sheet1.B10" chart:data-source-has-labels="column" svg:x="0.426cm" svg:y="0.281cm" svg:width="13.972cm" svg:height="13.517cm">
          <chartooo:coordinate-region svg:x="0.426cm" svg:y="0.464cm" svg:width="13.292cm" svg:height="13.292cm"/>
          <chart:axis chart:dimension="x" chart:name="primary-x" chart:style-name="ch4" chartooo:axis-type="auto">
            <chartooo:date-scale/>
            <chart:categories table:cell-range-address="Sheet1.A1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Сфера услуг</text:p>
                <draw:g>
                  <svg:desc>Sheet1.A1:Sheet1.A10</svg:desc>
                </draw:g>
              </table:table-cell>
              <table:table-cell office:value-type="float" office:value="0.22">
                <text:p>0.2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Обрабатывающая промышленность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Торговля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Транспорт и связь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Рыболовство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Строительство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Добывающая промышленность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Лесное хозяйство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Сельское хозяйство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